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daa68" officeooo:paragraph-rsid="001daa68"/>
    </style:style>
    <style:style style:name="P3" style:family="paragraph" style:parent-style-name="Standard">
      <style:text-properties officeooo:rsid="001f024f" officeooo:paragraph-rsid="001f024f"/>
    </style:style>
    <style:style style:name="P4" style:family="paragraph" style:parent-style-name="Standard">
      <style:text-properties officeooo:rsid="001f1fe9" officeooo:paragraph-rsid="001f1fe9"/>
    </style:style>
    <style:style style:name="P5" style:family="paragraph" style:parent-style-name="Standard">
      <style:text-properties officeooo:rsid="001f1fe9" officeooo:paragraph-rsid="00240919"/>
    </style:style>
    <style:style style:name="P6" style:family="paragraph" style:parent-style-name="Standard">
      <style:text-properties officeooo:rsid="001f93ee" officeooo:paragraph-rsid="001f93ee"/>
    </style:style>
    <style:style style:name="P7" style:family="paragraph" style:parent-style-name="Standard">
      <style:text-properties officeooo:rsid="0020a047" officeooo:paragraph-rsid="0020a047"/>
    </style:style>
    <style:style style:name="P8" style:family="paragraph" style:parent-style-name="Standard">
      <style:text-properties fo:font-weight="bold" officeooo:rsid="001daa68" officeooo:paragraph-rsid="001daa68" style:font-weight-asian="bold" style:font-weight-complex="bold"/>
    </style:style>
    <style:style style:name="P9" style:family="paragraph" style:parent-style-name="Standard">
      <style:text-properties fo:font-weight="bold" officeooo:rsid="001f024f" officeooo:paragraph-rsid="001f024f" style:font-weight-asian="bold" style:font-weight-complex="bold"/>
    </style:style>
    <style:style style:name="P10" style:family="paragraph" style:parent-style-name="Standard">
      <style:text-properties fo:font-weight="bold" officeooo:rsid="001f1fe9" officeooo:paragraph-rsid="001f1fe9" style:font-weight-asian="bold" style:font-weight-complex="bold"/>
    </style:style>
    <style:style style:name="P11" style:family="paragraph" style:parent-style-name="Standard">
      <style:text-properties fo:font-weight="bold" officeooo:rsid="001f93ee" officeooo:paragraph-rsid="001f93ee" style:font-weight-asian="bold" style:font-weight-complex="bold"/>
    </style:style>
    <style:style style:name="P12" style:family="paragraph" style:parent-style-name="Standard">
      <style:text-properties fo:font-weight="bold" officeooo:rsid="0020a047" officeooo:paragraph-rsid="0020a047" style:font-weight-asian="bold" style:font-weight-complex="bold"/>
    </style:style>
    <style:style style:name="P13" style:family="paragraph" style:parent-style-name="Standard">
      <style:text-properties fo:font-weight="bold" officeooo:rsid="0022668b" officeooo:paragraph-rsid="0022668b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22668b" officeooo:paragraph-rsid="0022668b" style:font-weight-asian="bold" style:font-weight-complex="bold"/>
    </style:style>
    <style:style style:name="P15" style:family="paragraph" style:parent-style-name="Standard">
      <style:text-properties fo:font-weight="bold" officeooo:rsid="00240919" officeooo:paragraph-rsid="00240919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240919" officeooo:paragraph-rsid="0024091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40919" officeooo:paragraph-rsid="00240919" style:font-weight-asian="bold" style:font-weight-complex="bold"/>
    </style:style>
    <style:style style:name="P18" style:family="paragraph" style:parent-style-name="Standard">
      <style:text-properties officeooo:rsid="0022668b" officeooo:paragraph-rsid="0022668b"/>
    </style:style>
    <style:style style:name="P19" style:family="paragraph" style:parent-style-name="Standard">
      <style:text-properties fo:font-size="10pt" officeooo:rsid="0020a047" officeooo:paragraph-rsid="0020a047" style:font-size-asian="10pt" style:font-size-complex="10pt"/>
    </style:style>
    <style:style style:name="P20" style:family="paragraph" style:parent-style-name="Standard">
      <style:text-properties fo:font-weight="bold" officeooo:rsid="001daa68" officeooo:paragraph-rsid="001daa68" style:font-weight-asian="bold" style:font-weight-complex="bold"/>
    </style:style>
    <style:style style:name="P21" style:family="paragraph" style:parent-style-name="Standard">
      <style:text-properties fo:font-weight="bold" officeooo:rsid="001f1fe9" officeooo:paragraph-rsid="001f1fe9" style:font-weight-asian="bold" style:font-weight-complex="bold"/>
    </style:style>
    <style:style style:name="P22" style:family="paragraph" style:parent-style-name="Standard">
      <style:text-properties fo:font-weight="bold" officeooo:rsid="0022668b" officeooo:paragraph-rsid="0022668b" style:font-weight-asian="bold" style:font-weight-complex="bold"/>
    </style:style>
    <style:style style:name="P23" style:family="paragraph" style:parent-style-name="Standard">
      <style:text-properties fo:font-weight="bold" officeooo:rsid="0020a047" officeooo:paragraph-rsid="0020a047" style:font-weight-asian="bold" style:font-weight-complex="bold"/>
    </style:style>
    <style:style style:name="P24" style:family="paragraph" style:parent-style-name="Standard">
      <style:text-properties fo:font-weight="bold" officeooo:rsid="0025b6b1" officeooo:paragraph-rsid="0025b6b1" style:font-weight-asian="bold" style:font-weight-complex="bold"/>
    </style:style>
    <style:style style:name="P25" style:family="paragraph" style:parent-style-name="Standard">
      <style:text-properties officeooo:rsid="001f93ee" officeooo:paragraph-rsid="001f93ee"/>
    </style:style>
    <style:style style:name="T1" style:family="text">
      <style:text-properties officeooo:rsid="00254919"/>
    </style:style>
    <style:style style:name="T2" style:family="text">
      <style:text-properties fo:font-variant="normal" fo:text-transform="none" fo:color="#4b4b4b" fo:letter-spacing="normal"/>
    </style:style>
    <style:style style:name="T3" style:family="text">
      <style:text-properties officeooo:rsid="0020a047"/>
    </style:style>
    <style:style style:name="T4" style:family="text">
      <style:text-properties officeooo:rsid="00243f28"/>
    </style:style>
    <style:style style:name="T5" style:family="text">
      <style:text-properties officeooo:rsid="0025b6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NFAL179 - Sécurité dans les projets de développement</text:p>
      <text:p text:style-name="P16">Évaluation</text:p>
      <text:p text:style-name="P16"/>
      <text:p text:style-name="P17">Nom :</text:p>
      <text:p text:style-name="P17"/>
      <text:p text:style-name="P17">Prénom : </text:p>
      <text:p text:style-name="P13"/>
      <text:p text:style-name="P13">Règles Qcm : Bonne réponse = 1 points , mauvaise réponse = -1 point, pas de réponse = 0</text:p>
      <text:p text:style-name="P13"/>
      <text:p text:style-name="P8"/>
      <text:p text:style-name="P8">Citez 3 types de cyber attaque</text:p>
      <text:p text:style-name="P8"/>
      <text:p text:style-name="P8">-</text:p>
      <text:p text:style-name="P8"/>
      <text:p text:style-name="P8">-</text:p>
      <text:p text:style-name="P8"/>
      <text:p text:style-name="P8">-</text:p>
      <text:p text:style-name="P2"/>
      <text:p text:style-name="P8">Quels sont les risques principaux liés à l’exploitation d’une vulnérabilité</text:p>
      <text:p text:style-name="P2"/>
      <text:p text:style-name="P2"><text:span text:style-name="T2">☐</text:span> <text:s/>Compromission de données</text:p>
      <text:p text:style-name="P2"><text:span text:style-name="T2">☐</text:span> <text:s/>Réputation</text:p>
      <text:p text:style-name="P2"><text:span text:style-name="T2">☐</text:span> <text:s/>Élévation de privilège<text:span text:style-name="T5">s</text:span></text:p>
      <text:p text:style-name="P2"><text:span text:style-name="T2">☐</text:span> <text:s/>Revente de données</text:p>
      <text:p text:style-name="P2"/>
      <text:p text:style-name="P2"/>
      <text:p text:style-name="P9">Quelle est la principale cause d’exploitation de vulnérabilité</text:p>
      <text:p text:style-name="P3"/>
      <text:p text:style-name="P3"><text:span text:style-name="T2">☐</text:span> <text:s/>Injection SQL</text:p>
      <text:p text:style-name="P3"><text:span text:style-name="T2">☐</text:span> <text:s/>Man in the middle</text:p>
      <text:p text:style-name="P3"><text:span text:style-name="T2">☐</text:span> <text:s/>Buffer overflow</text:p>
      <text:p text:style-name="P3"><text:span text:style-name="T2">☐</text:span> <text:s/>Stack overflow</text:p>
      <text:p text:style-name="P3"/>
      <text:p text:style-name="P9">Quels sont les avantages du SSDLC</text:p>
      <text:p text:style-name="P3"/>
      <text:p text:style-name="P3"><text:span text:style-name="T2">☐</text:span> <text:s/>Pas besoin de former tou<text:span text:style-name="T5">t</text:span> le monde</text:p>
      <text:p text:style-name="P3"><text:span text:style-name="T2">☐</text:span> <text:s/>Résolution des vulnérabilité<text:span text:style-name="T5">s</text:span> tôt</text:p>
      <text:p text:style-name="P3"><text:span text:style-name="T2">☐</text:span> <text:s/>Développement plus rapide</text:p>
      <text:p text:style-name="P3"><text:span text:style-name="T2">☐</text:span> <text:s/>Développement plus qualitatif</text:p>
      <text:p text:style-name="P3"><text:span text:style-name="T2">☐</text:span> <text:s/>Flexibilité</text:p>
      <text:p text:style-name="P3"><text:span text:style-name="T2">☐</text:span> <text:s/>Réduction des coûts</text:p>
      <text:p text:style-name="P3"/>
      <text:p text:style-name="P3"/>
      <text:p text:style-name="P9">Quels sont les outils utiles à l’application d’un SSDLC</text:p>
      <text:p text:style-name="P3"/>
      <text:p text:style-name="P3"><text:span text:style-name="T2">☐</text:span> <text:s/>Outils d’analyse statique</text:p>
      <text:p text:style-name="P3"><text:span text:style-name="T2">☐</text:span> <text:s/>Compilateur à jour</text:p>
      <text:p text:style-name="P3"><text:span text:style-name="T2">☐</text:span> <text:s/>IDE dernière génération</text:p>
      <text:p text:style-name="P3"><text:span text:style-name="T2">☐</text:span> <text:s/>Tests unitaires</text:p>
      <text:p text:style-name="P3"/>
      <text:p text:style-name="P3"><text:soft-page-break/></text:p>
      <text:p text:style-name="P10">Est-il obligatoire d’appliquer toutes les recommandation d’un SSDLC</text:p>
      <text:p text:style-name="P4"/>
      <text:p text:style-name="P4"><text:span text:style-name="T2">☐</text:span> <text:s/>Oui</text:p>
      <text:p text:style-name="P4"><text:span text:style-name="T2">☐</text:span> <text:s/>Non</text:p>
      <text:p text:style-name="P4"><text:span text:style-name="T2">☐</text:span> <text:s/>Peut être</text:p>
      <text:p text:style-name="P4"/>
      <text:p text:style-name="P15">Expliquer brièvement le principe du « shift left »</text:p>
      <text:p text:style-name="P15"/>
      <text:p text:style-name="P15"/>
      <text:p text:style-name="P15"/>
      <text:p text:style-name="P5"/>
      <text:p text:style-name="P10">A quelle(s) étape(s) du projet la sécurité doit être prise en compte</text:p>
      <text:p text:style-name="P4"/>
      <text:p text:style-name="P4"><text:span text:style-name="T2">☐</text:span> <text:s/>Conception</text:p>
      <text:p text:style-name="P4"><text:span text:style-name="T2">☐</text:span> <text:s/>Développement</text:p>
      <text:p text:style-name="P4"><text:span text:style-name="T2">☐</text:span> <text:s/>Test</text:p>
      <text:p text:style-name="P4"><text:span text:style-name="T2">☐</text:span> <text:s/>Maintenance</text:p>
      <text:p text:style-name="P4"><text:span text:style-name="T2">☐</text:span> <text:s/>Livraison</text:p>
      <text:p text:style-name="P4"/>
      <text:p text:style-name="P10">Parmi les propositions suivantes lesquelles sont des modèles de « Software Security Assurance »</text:p>
      <text:p text:style-name="P4"/>
      <text:p text:style-name="P4"><text:span text:style-name="T2">☐</text:span> <text:s/>ISO 9001</text:p>
      <text:p text:style-name="P4"><text:span text:style-name="T2">☐</text:span> <text:s/>BSIMM</text:p>
      <text:p text:style-name="P4"><text:span text:style-name="T2">☐</text:span> <text:s/>OSWAP SAMM</text:p>
      <text:p text:style-name="P4"><text:span text:style-name="T2">☐</text:span> <text:s/>Microsoft SDK</text:p>
      <text:p text:style-name="P4"/>
      <text:p text:style-name="P10">Est-il important d’atteindre le niveau de maturité maximal offert par le SSA</text:p>
      <text:p text:style-name="P10"/>
      <text:p text:style-name="P4"><text:span text:style-name="T2">☐</text:span> <text:s/>Oui</text:p>
      <text:p text:style-name="P4"><text:span text:style-name="T2">☐</text:span> <text:s/>Non</text:p>
      <text:p text:style-name="P4"/>
      <text:p text:style-name="P11">Quels sont les fondamentaux de la sécurité pour un webservice</text:p>
      <text:p text:style-name="P6"/>
      <text:p text:style-name="P6"><text:span text:style-name="T2">☐</text:span> <text:s/>Non répudiation</text:p>
      <text:p text:style-name="P6"><text:span text:style-name="T2">☐</text:span> <text:s/>Obfuscation</text:p>
      <text:p text:style-name="P6"><text:span text:style-name="T2">☐</text:span> <text:s/>Identification</text:p>
      <text:p text:style-name="P6"><text:span text:style-name="T2">☐</text:span> <text:s/>Authentification</text:p>
      <text:p text:style-name="P6"><text:span text:style-name="T2">☐</text:span> <text:s/>Confidentialité</text:p>
      <text:p text:style-name="P6"><text:span text:style-name="T2">☐</text:span> <text:s/>Intégration</text:p>
      <text:p text:style-name="P6"><text:span text:style-name="T2">☐</text:span> <text:s/>Intégrité</text:p>
      <text:p text:style-name="P6"/>
      <text:p text:style-name="P6"/>
      <text:p text:style-name="P24">Quel est le principe d’une injection SQL ?</text:p>
      <text:p text:style-name="P6"/>
      <text:p text:style-name="P6"/>
      <text:p text:style-name="P6"/>
      <text:p text:style-name="P6"/>
      <text:p text:style-name="P6"/>
      <text:p text:style-name="P13"><text:soft-page-break/>Quelle(s) solution(s) pour éviter les injections SQL</text:p>
      <text:p text:style-name="P18"/>
      <text:p text:style-name="P18"><text:span text:style-name="T2">☐</text:span> <text:s/>Vérifications des paramètres</text:p>
      <text:p text:style-name="P18"><text:span text:style-name="T2">☐</text:span> <text:s/>Requêtes sécurisés</text:p>
      <text:p text:style-name="P18"><text:span text:style-name="T2">☐</text:span> <text:s/>Requête préparée</text:p>
      <text:p text:style-name="P18"><text:span text:style-name="T2">☐</text:span> <text:s/>Procédures stockées</text:p>
      <text:p text:style-name="P18"><text:span text:style-name="T2">☐</text:span> <text:s/>Transactions</text:p>
      <text:p text:style-name="P6"/>
      <text:p text:style-name="P11">La validation des données utilisateurs coté client (javascript) est elle suffisante ?</text:p>
      <text:p text:style-name="P6"/>
      <text:p text:style-name="P6"><text:span text:style-name="T2">☐</text:span> <text:s/>Oui</text:p>
      <text:p text:style-name="P6"><text:span text:style-name="T2">☐</text:span> <text:s/>Non</text:p>
      <text:p text:style-name="P6"/>
      <text:p text:style-name="P11">Si non, proposez au moins 2 solution<text:span text:style-name="T5">s</text:span> pour valider des données coté serveur :</text:p>
      <text:p text:style-name="P6"/>
      <text:p text:style-name="P6"/>
      <text:p text:style-name="P6"/>
      <text:p text:style-name="P11">Dans un programme compilé (C/C++, Go, etc …) quel est le risque de stocker une <text:span text:style-name="T3">chaîne</text:span> de caractère ?</text:p>
      <text:p text:style-name="P6"/>
      <text:p text:style-name="P6"><text:span text:style-name="T2">☐</text:span> <text:s/>Aucun , la compilation masque tout</text:p>
      <text:p text:style-name="P6"><text:span text:style-name="T2">☐</text:span> <text:s/>On pourrai<text:span text:style-name="T5">t</text:span> modifier la chaîne</text:p>
      <text:p text:style-name="P6"><text:span text:style-name="T2">☐</text:span> <text:s/>On pourrait lire la chaîne</text:p>
      <text:p text:style-name="P6"/>
      <text:p text:style-name="P12">Le code suivant <text:s/>est-il <text:span text:style-name="T5">sécurisé</text:span></text:p>
      <text:p text:style-name="P7"/>
      <text:p text:style-name="P19">isAdmin = true;</text:p>
      <text:p text:style-name="P19">try {</text:p>
      <text:p text:style-name="P19"><text:s text:c="2"/>codeWhichMayFail();</text:p>
      <text:p text:style-name="P19"><text:s text:c="2"/>isAdmin = isUserInRole( “Administrator” );</text:p>
      <text:p text:style-name="P19">}</text:p>
      <text:p text:style-name="P19">catch (Exception ex) {</text:p>
      <text:p text:style-name="P19"><text:s text:c="2"/>log.write(ex.toString());</text:p>
      <text:p text:style-name="P19">}</text:p>
      <text:p text:style-name="P7"/>
      <text:p text:style-name="P7"><text:span text:style-name="T2">☐</text:span> <text:s/>Oui</text:p>
      <text:p text:style-name="P7"><text:span text:style-name="T2">☐</text:span> <text:s/>Non</text:p>
      <text:p text:style-name="P7"/>
      <text:p text:style-name="P7"/>
      <text:p text:style-name="P12">A partir de quelle longueur un mot de passe est considéré s<text:span text:style-name="T5">û</text:span>r</text:p>
      <text:p text:style-name="P7"/>
      <text:p text:style-name="P7"><text:span text:style-name="T2">☐</text:span> <text:s/>4</text:p>
      <text:p text:style-name="P7"><text:span text:style-name="T2">☐</text:span> <text:s/>6 </text:p>
      <text:p text:style-name="P7"><text:span text:style-name="T2">☐</text:span> <text:s/>8</text:p>
      <text:p text:style-name="P7"><text:span text:style-name="T2">☐</text:span> <text:s/>1<text:span text:style-name="T4">2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2549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<text:span text:style-name="MT1">de </text:span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0:26:00.488000000</meta:creation-date>
    <dc:date>2019-11-05T20:39:12.853000000</dc:date>
    <meta:editing-duration>PT26M56S</meta:editing-duration>
    <meta:editing-cycles>6</meta:editing-cycles>
    <meta:generator>LibreOffice/6.2.5.2$Windows_X86_64 LibreOffice_project/1ec314fa52f458adc18c4f025c545a4e8b22c159</meta:generator>
    <meta:document-statistic meta:table-count="0" meta:image-count="0" meta:object-count="0" meta:page-count="3" meta:paragraph-count="90" meta:word-count="404" meta:character-count="2357" meta:non-whitespace-character-count="1979"/>
  </office:meta>
</office:document-meta>
</file>